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tal_bill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smoker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59" calcext:value-type="float">
            <text:p>24.59</text:p>
          </table:table-cell>
          <table:table-cell office:value-type="float" office:value="3.61" calcext:value-type="float">
            <text:p>3.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.29" calcext:value-type="float">
            <text:p>25.29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.26" calcext:value-type="float">
            <text:p>35.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3.02" calcext:value-type="float">
            <text:p>3.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.42" calcext:value-type="float">
            <text:p>39.42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.27" calcext:value-type="float">
            <text:p>31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23" calcext:value-type="float">
            <text:p>22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5" calcext:value-type="float">
            <text:p>28.5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81" calcext:value-type="float">
            <text:p>34.8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.01" calcext:value-type="float">
            <text:p>38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.27" calcext:value-type="float">
            <text:p>48.27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.29" calcext:value-type="float">
            <text:p>20.29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83" calcext:value-type="float">
            <text:p>34.83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49" calcext:value-type="float">
            <text:p>22.4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17" calcext:value-type="float">
            <text:p>40.17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49" calcext:value-type="float">
            <text:p>20.49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07" calcext:value-type="float">
            <text:p>38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95" calcext:value-type="float">
            <text:p>23.95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5.07" calcext:value-type="float">
            <text:p>5.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27" calcext:value-type="float">
            <text:p>20.27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.19" calcext:value-type="float">
            <text:p>41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5" calcext:value-type="float">
            <text:p>27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5" calcext:value-type="float">
            <text:p>29.8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71" calcext:value-type="float">
            <text:p>31.7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.81" calcext:value-type="float">
            <text:p>50.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63" calcext:value-type="float">
            <text:p>34.63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.33" calcext:value-type="float">
            <text:p>23.33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.35" calcext:value-type="float">
            <text:p>45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.55" calcext:value-type="float">
            <text:p>4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.46" calcext:value-type="float">
            <text:p>30.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.59" calcext:value-type="float">
            <text:p>26.59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.73" calcext:value-type="float">
            <text:p>38.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06" calcext:value-type="float">
            <text:p>3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.33" calcext:value-type="float">
            <text:p>48.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.83" calcext:value-type="float">
            <text:p>35.83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5.92" calcext:value-type="float">
            <text:p>5.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ur</text:p>
          </table:table-cell>
          <table:table-cell office:value-type="string" calcext:value-type="string">
            <text:p>Dinner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9:11:36.392000000</meta:creation-date>
    <dc:title>pandas/tips.csv at master · pandas-dev/pandas · GitHub</dc:title>
    <dc:date>2019-10-12T19:12:47.177000000</dc:date>
    <meta:editing-duration>PT1M12S</meta:editing-duration>
    <meta:editing-cycles>1</meta:editing-cycles>
    <meta:generator>LibreOffice/6.2.4.2$Windows_X86_64 LibreOffice_project/2412653d852ce75f65fbfa83fb7e7b669a126d64</meta:generator>
    <meta:document-statistic meta:table-count="1" meta:cell-count="1715" meta:object-count="0"/>
  </office:meta>
</office:document-meta>
</file>